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358A1EE330.gif"/>
  <manifest:file-entry manifest:media-type="image/png" manifest:full-path="Pictures/1000000000000120000000CA90F7731E.png"/>
  <manifest:file-entry manifest:media-type="image/gif" manifest:full-path="Pictures/100002000000003B00000040E31B5819.gif"/>
  <manifest:file-entry manifest:media-type="image/gif" manifest:full-path="Pictures/100002000000009600000037975AAB62.gif"/>
  <manifest:file-entry manifest:media-type="image/gif" manifest:full-path="Pictures/1000020000000190000000E68B5C6278.gif"/>
  <manifest:file-entry manifest:media-type="image/gif" manifest:full-path="Pictures/100000000000003E0000004E9B3793CF.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187cm" fo:min-width="1.375cm"/>
    </style:style>
    <style:style style:name="gr2" style:family="graphic" style:parent-style-name="standard">
      <style:graphic-properties svg:stroke-width="0.1cm" draw:marker-start-width="0.45cm" draw:marker-end-width="0.45cm" draw:fill="none"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draw:marker-start=""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dash" draw:stroke-dash="Ultrafine_20_Dashed"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false" fo:min-height="0.262cm" fo:min-width="1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family="'Bitstream Vera Serif'" style:font-style-name="Bold Italic" style:font-family-generic="roman" style:font-pitch="variable" fo:font-size="26pt" fo:font-style="italic" fo:font-weight="bold" style:font-size-asian="18pt" style:font-size-complex="18pt"/>
    </style:style>
    <style:style style:name="P4" style:family="paragraph">
      <style:paragraph-properties fo:margin-left="0cm" fo:margin-right="0cm" fo:text-align="center" fo:text-indent="0cm"/>
      <style:text-properties fo:font-family="'Bitstream Vera Serif'" style:font-style-name="Bold Italic" style:font-family-generic="roman" style:font-pitch="variable" fo:font-size="18pt" fo:font-style="italic"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1">
          <draw:g>
            <draw:frame draw:style-name="gr1" draw:text-style-name="P1" draw:layer="layout" svg:width="2.614cm" svg:height="1.437cm" svg:x="2.486cm" svg:y="4.123cm">
              <draw:text-box>
                <text:p text:style-name="P1">mbox</text:p>
              </draw:text-box>
            </draw:frame>
            <draw:custom-shape draw:style-name="gr2" draw:text-style-name="P2" draw:layer="layout" svg:width="2.904cm" svg:height="2.5cm" svg:x="2.1cm" svg:y="3.4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onnector draw:style-name="gr3" draw:text-style-name="P2" draw:layer="layout" draw:type="curve" svg:x1="3.6cm" svg:y1="5.9cm" svg:x2="9.694cm" svg:y2="9cm" draw:start-shape="id1" draw:start-glue-point="2" draw:end-shape="id2" draw:end-glue-point="0">
          <text:p text:style-name="P1"/>
        </draw:connector>
        <draw:g draw:id="id2">
          <draw:custom-shape draw:style-name="gr2" draw:text-style-name="P2" draw:layer="layout" svg:width="4.611cm" svg:height="5.198cm" svg:x="7.389cm" svg:y="9cm">
            <text:p text:style-name="P1"/>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4" draw:text-style-name="P2" draw:layer="layout" svg:width="1.56cm" svg:height="1.692cm" svg:x="8.6cm" svg:y="11.398cm">
            <draw:image xlink:href="Pictures/100002000000003B00000040E31B5819.gif" xlink:type="simple" xlink:show="embed" xlink:actuate="onLoad">
              <text:p text:style-name="P1"/>
            </draw:image>
          </draw:frame>
          <draw:frame draw:style-name="gr5" draw:layer="layout" svg:width="3.372cm" svg:height="0.988cm" svg:x="7.728cm" svg:y="10.198cm">
            <draw:text-box>
              <text:p text:style-name="P1">RDF data</text:p>
            </draw:text-box>
          </draw:frame>
        </draw:g>
        <draw:frame draw:style-name="gr5" draw:text-style-name="P3" draw:layer="layout" svg:width="4.574cm" svg:height="1.331cm" svg:x="5.126cm" svg:y="6.1cm">
          <draw:text-box>
            <text:p text:style-name="P3">SWAML</text:p>
          </draw:text-box>
        </draw:frame>
        <draw:g draw:id="id3">
          <draw:frame draw:style-name="gr4" draw:text-style-name="P2" draw:layer="layout" svg:width="2.5cm" svg:height="1.5cm" svg:x="17.4cm" svg:y="10.8cm">
            <draw:image xlink:href="Pictures/1000020000000190000000E68B5C6278.gif" xlink:type="simple" xlink:show="embed" xlink:actuate="onLoad">
              <text:p text:style-name="P1"/>
            </draw:image>
          </draw:frame>
          <draw:custom-shape draw:style-name="gr6" draw:text-style-name="P2" draw:layer="layout" svg:width="4.5cm" svg:height="2.5cm" svg:x="16.4cm" svg:y="10.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frame draw:style-name="gr5" draw:text-style-name="P4" draw:layer="layout" svg:width="3.605cm" svg:height="1.741cm" svg:x="12.9cm" svg:y="9.9cm">
          <draw:text-box>
            <text:p text:style-name="P4">FOAF</text:p>
            <text:p text:style-name="P4">Enricher</text:p>
          </draw:text-box>
        </draw:frame>
        <draw:custom-shape draw:style-name="gr2" draw:text-style-name="P2" draw:id="id5" draw:layer="layout" svg:width="3cm" svg:height="2cm" svg:x="12.5cm" svg:y="17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 draw:text-style-name="P1" draw:layer="layout" svg:width="2.894cm" svg:height="0.988cm" svg:x="12.5cm" svg:y="17.3cm">
          <draw:text-box>
            <text:p text:style-name="P1">&lt;kml/&gt;</text:p>
          </draw:text-box>
        </draw:frame>
        <draw:frame draw:style-name="gr4" draw:text-style-name="P2" draw:id="id7" draw:layer="layout" svg:width="3cm" svg:height="1.054cm" svg:x="14.8cm" svg:y="20.5cm">
          <draw:image xlink:href="Pictures/1000000000000096000000358A1EE330.gif" xlink:type="simple" xlink:show="embed" xlink:actuate="onLoad">
            <text:p text:style-name="P1"/>
          </draw:image>
        </draw:frame>
        <draw:frame draw:style-name="gr5" draw:text-style-name="P4" draw:layer="layout" svg:width="3.592cm" svg:height="1.741cm" svg:x="10.1cm" svg:y="14.159cm">
          <draw:text-box>
            <text:p text:style-name="P4">KML</text:p>
            <text:p text:style-name="P4">Exporter</text:p>
          </draw:text-box>
        </draw:frame>
        <draw:frame draw:style-name="gr4" draw:text-style-name="P2" draw:id="id6" draw:layer="layout" svg:width="1.5cm" svg:height="2.063cm" svg:x="3.6cm" svg:y="19.737cm">
          <draw:image xlink:href="Pictures/100000000000003E0000004E9B3793CF.gif" xlink:type="simple" xlink:show="embed" xlink:actuate="onLoad">
            <text:p text:style-name="P1"/>
          </draw:image>
        </draw:frame>
        <draw:frame draw:style-name="gr4" draw:text-style-name="P2" draw:id="id4" draw:layer="layout" svg:width="4.251cm" svg:height="3cm" svg:x="2.249cm" svg:y="15.2cm">
          <draw:image xlink:href="Pictures/1000000000000120000000CA90F7731E.png" xlink:type="simple" xlink:show="embed" xlink:actuate="onLoad">
            <text:p text:style-name="P1"/>
          </draw:image>
        </draw:frame>
        <draw:frame draw:style-name="gr5" draw:text-style-name="P3" draw:layer="layout" svg:width="3.774cm" svg:height="1.331cm" svg:x="0.326cm" svg:y="12.369cm">
          <draw:text-box>
            <text:p text:style-name="P3">Buxon</text:p>
          </draw:text-box>
        </draw:frame>
        <draw:connector draw:style-name="gr8" draw:text-style-name="P2" draw:layer="layout" draw:type="line" svg:x1="16.4cm" svg:y1="11.55cm" svg:x2="12cm" svg:y2="11.599cm" draw:start-shape="id3" draw:end-shape="id2">
          <text:p text:style-name="P1"/>
        </draw:connector>
        <draw:connector draw:style-name="gr9" draw:text-style-name="P2" draw:layer="layout" svg:x1="7.389cm" svg:y1="11.599cm" svg:x2="4.374cm" svg:y2="15.2cm" draw:start-shape="id2" draw:start-glue-point="3" draw:end-shape="id4">
          <text:p text:style-name="P1"/>
        </draw:connector>
        <draw:connector draw:style-name="gr8" draw:text-style-name="P2" draw:layer="layout" draw:line-skew="0.409cm" svg:x1="9.694cm" svg:y1="14.198cm" svg:x2="14cm" svg:y2="17cm" draw:start-shape="id2" draw:end-shape="id5">
          <text:p text:style-name="P1"/>
        </draw:connector>
        <draw:connector draw:style-name="gr8" draw:text-style-name="P2" draw:layer="layout" draw:type="line" svg:x1="4.374cm" svg:y1="18.2cm" svg:x2="4.35cm" svg:y2="19.737cm" draw:start-shape="id4" draw:end-shape="id6">
          <text:p text:style-name="P1"/>
        </draw:connector>
        <draw:connector draw:style-name="gr8" draw:text-style-name="P2" draw:layer="layout" draw:type="line" svg:x1="13.999cm" svg:y1="18.881cm" svg:x2="16.3cm" svg:y2="20.5cm" draw:start-shape="id5" draw:start-glue-point="6" draw:end-shape="id7" draw:end-glue-point="0">
          <text:p text:style-name="P1"/>
        </draw:connector>
        <draw:frame draw:style-name="gr4" draw:text-style-name="P2" draw:id="id8" draw:layer="layout" svg:width="3cm" svg:height="1.05cm" svg:x="10.4cm" svg:y="20.45cm">
          <draw:image xlink:href="Pictures/100002000000009600000037975AAB62.gif" xlink:type="simple" xlink:show="embed" xlink:actuate="onLoad">
            <text:p text:style-name="P1"/>
          </draw:image>
        </draw:frame>
        <draw:connector draw:style-name="gr8" draw:text-style-name="P2" draw:layer="layout" draw:type="line" svg:x1="13.999cm" svg:y1="18.881cm" svg:x2="11.9cm" svg:y2="20.45cm" draw:start-shape="id5" draw:start-glue-point="6" draw:end-shape="id8" draw:end-glue-point="0">
          <text:p text:style-name="P1"/>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s" fo:country="E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02-16T09:51:34</meta:creation-date>
    <dc:date>2007-02-16T12:08:25</dc:date>
    <dc:language>es-ES</dc:language>
    <meta:editing-cycles>6</meta:editing-cycles>
    <meta:editing-duration>PT2H16M54S</meta:editing-duration>
    <meta:user-defined meta:name="Info 1"/>
    <meta:user-defined meta:name="Info 2"/>
    <meta:user-defined meta:name="Info 3"/>
    <meta:user-defined meta:name="Info 4"/>
    <meta:document-statistic meta:object-count="28"/>
  </office:meta>
</office:document-meta>
</file>